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7" style:family="paragraph" style:parent-style-name="Standard">
      <style:paragraph-properties fo:margin-left="0.472in" fo:margin-right="0in" fo:text-align="start" style:justify-single-word="false" fo:text-indent="0in" style:auto-text-indent="false" style:writing-mode="lr-tb">
        <style:tab-stops>
          <style:tab-stop style:position="5.3598in"/>
        </style:tab-stops>
      </style:paragraph-properties>
      <style:text-properties officeooo:paragraph-rsid="000a8ed1"/>
    </style:style>
    <style:style style:name="P8" style:family="paragraph" style:parent-style-name="Standard">
      <style:paragraph-properties fo:margin-left="0.8272in" fo:margin-right="0in" fo:text-align="start" style:justify-single-word="false" fo:text-indent="0in" style:auto-text-indent="false" style:writing-mode="lr-tb">
        <style:tab-stops>
          <style:tab-stop style:position="5.3583in"/>
          <style:tab-stop style:position="6.1854in"/>
        </style:tab-stops>
      </style:paragraph-properties>
      <style:text-properties officeooo:paragraph-rsid="000a8ed1"/>
    </style:style>
    <style:style style:name="P9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loext:char-shading-value="0" style:font-size-asian="14pt" style:font-size-complex="14pt"/>
    </style:style>
    <style:style style:name="T7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8" style:family="text">
      <style:text-properties fo:font-size="14pt" fo:background-color="transparent" loext:char-shading-value="0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c6885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1</text:span></text:p>
      <text:p text:style-name="P3" loext:marker-style-name="T5"><text:span text:style-name="T5">ПРОЄКТУВАННЯ ТА СПЕЦИФІКАЦІЯ <text:line-break/>ПРОСТОЇ ІМПЕРАТИВНОЇ МОВИ ПРОГРАМУВАННЯ <text:line-break/>ЗАГАЛЬНОГО ПРИЗНАЧЕННЯ</text:span></text:p>
      <text:p text:style-name="P3" loext:marker-style-name="T5"><text:span text:style-name="T5">(з дисципліни «Побудова компіляторів»)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/>
      <text:p text:style-name="P6" loext:marker-style-name="T5"><text:span text:style-name="T5">Звіт ст</text:span><text:span text:style-name="T6">удент</text:span><text:span text:style-name="T7">а</text:span><text:span text:style-name="T6"> І </text:span><text:span text:style-name="T5">курсу, групи </text:span><text:span text:style-name="T8">ІП-51мн</text:span></text:p>
      <text:p text:style-name="P6" loext:marker-style-name="T5"><text:span text:style-name="T5">спеціальності </text:span><text:span text:style-name="T9">F2</text:span><text:span text:style-name="T5"> Інженерія програмного забезпечення</text:span></text:p>
      <text:p text:style-name="P6"><text:span text:style-name="T10"><text:s text:c="13"/></text:span><text:span text:style-name="T11">Панченко С. В. <text:s text:c="39"/></text:span><text:s/><text:tab/><text:tab/><text:tab/><text:tab/><text:span text:style-name="T10"> <text:s text:c="27"/></text:span></text:p>
      <text:p text:style-name="P7" loext:marker-style-name="T12"><text:span text:style-name="T12">(Прізвище, ім’я, по батькові)<text:tab/>(Підпис)</text:span></text:p>
      <text:p text:style-name="P6"/>
      <text:p text:style-name="P6"/>
      <text:p text:style-name="P6">Перевірив: <text:span text:style-name="T10"><text:s text:c="3"/>доцент, к.т.н. Стативка Ю.І. <text:s text:c="9"/></text:span><text:s/><text:tab/><text:tab/><text:tab/><text:tab/><text:span text:style-name="T10"> <text:s text:c="27"/></text:span></text:p>
      <text:p text:style-name="P8" loext:marker-style-name="T12"><text:span text:style-name="T12">(Посада, науковий ступінь, прізвище та ініціали) <text:s text:c="96"/>(Підпис)</text:span></text:p>
      <text:p text:style-name="P6"/>
      <text:p text:style-name="P6"/>
      <text:p text:style-name="P6"/>
      <text:p text:style-name="P6"/>
      <text:p text:style-name="P6"/>
      <text:p text:style-name="P6"/>
      <text:p text:style-name="P3">Київ – 202<text:span text:style-name="T13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Зміст</text:p>
          </text:index-title>
        </text:index-body>
      </text:table-of-content>
      <text:p text:style-name="Standard"/>
      <text:p text:style-name="P9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in" fo:text-indent="0in" style:auto-text-indent="false" style:page-number="auto" text:number-lines="false" text:line-number="0"/>
      <style:text-properties style:font-name="Times New Roman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1.1$Linux_X86_64 LibreOffice_project/580$Build-1</meta:generator>
    <dc:date>2025-09-14T18:34:02.478397784</dc:date>
    <meta:editing-duration>PT17M30S</meta:editing-duration>
    <meta:editing-cycles>6</meta:editing-cycles>
    <meta:document-statistic meta:table-count="0" meta:image-count="0" meta:object-count="0" meta:page-count="3" meta:paragraph-count="16" meta:word-count="71" meta:character-count="823" meta:non-whitespace-character-count="535"/>
  </office:meta>
</office:document-meta>
</file>